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officeooo:paragraph-rsid="00130308"/>
    </style:style>
    <style:style style:name="P4" style:family="paragraph" style:parent-style-name="Standard">
      <style:text-properties officeooo:rsid="00130308" officeooo:paragraph-rsid="00130308"/>
    </style:style>
    <style:style style:name="P5" style:family="paragraph" style:parent-style-name="Standard">
      <style:text-properties officeooo:rsid="00149f2b" officeooo:paragraph-rsid="00149f2b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30308" style:font-size-asian="12pt" style:font-size-complex="12pt"/>
    </style:style>
    <style:style style:name="T4" style:family="text">
      <style:text-properties officeooo:rsid="001554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Formulário do TCC – Rafael Monteiro Zancanaro:</text:span></text:p>
      <text:p text:style-name="P1"/>
      <text:p text:style-name="Standard"><text:span text:style-name="T2">1-A falta de planejamento de grande parte dos alunos antes de começar desenvolver um software como Trabalho de Conclusão de Curso, </text:span><text:span text:style-name="T3">e a falta de uma metodologia que pode ser aplicada ao contexto acadêmico </text:span></text:p>
      <text:p text:style-name="P2"/>
      <text:p text:style-name="P3"><text:span text:style-name="T2">2-A falta de um</text:span><text:span text:style-name="T3">a metodologia e de um planejamento bem elaborado pode resultar em uma série de consequências como: Um software sem um objetivo claro e bem definido, e com uma carga grande de retrabalho, resultando em um produto sem Potencial de mercado (no caso a Patente de outras empresas que poderiam estar interessadas) e com pouca possibilidade de inovação, já que...</text:span></text:p>
      <text:p text:style-name="P2"/>
      <text:p text:style-name="Standard"><text:span text:style-name="T2">3-A própria instituição que perde uma possível patente, ou seja, investimento em mais pesquisa , o Aluno que não terá um trabalho relevante, o mercado que perderá uma possível inovação, que resultaria em uma concorrencia futura e o avanço do comércio e uma parte da Sociedade, que perde um produto que poderia ajudar em alguma atividade específica.</text:span></text:p>
      <text:p text:style-name="P4"><text:span text:style-name="T2">Correções e adicionais: Aluno acaba se desgastando em algo que não terá resultados</text:span></text:p>
      <text:p text:style-name="P2"/>
      <text:p text:style-name="Standard"><text:span text:style-name="T2">4-*Um relato ou opinião de Diferentes StakeHolders sobre a necessidade do software que será desenvolvido, os "entrevistando" de maneira imparcial, para que não aconteça nenhuma intervenção nas ideias dele.</text:span></text:p>
      <text:p text:style-name="Standard"><text:span text:style-name="T2">*Consulta em sites, para identificar se há algo parecido no mercado, ou caso exista, procurar maneiras RELEVANTES de se destacar dos outros concorrentes</text:span></text:p>
      <text:p text:style-name="Standard"><text:span text:style-name="T2">*Separação das ferramentas que serão utilizadas para o desenvolvimento do Software(linguagem na qual será programada, plataforma na qual será desenvolvido), caso ocorra a necessidade, estudar a linguagem/Plataforma</text:span></text:p>
      <text:p text:style-name="Standard"><text:span text:style-name="T2">*A constante consulta de um (ou mais) StakeHolders durante diferentes partes do desenvolvimento do Software.</text:span></text:p>
      <text:p text:style-name="Standard"><text:span text:style-name="T2">*Calma na hora de planejar algo, pensar nos possíveis impactos que o Software traria ao StakeHolder.</text:span></text:p>
      <text:p text:style-name="Standard"/>
      <text:p text:style-name="Standard"/>
      <text:p text:style-name="Standard"/>
      <text:p text:style-name="Standard"/>
      <text:p text:style-name="Standard"/>
      <text:p text:style-name="P5">1–Titulo deve remeter ao <text:span text:style-name="T4">propósito</text:span> do projeto;</text:p>
      <text:p text:style-name="P5"/>
      <text:p text:style-name="P5">2-Falta adicionar uma explicação;</text:p>
      <text:p text:style-name="P5"/>
      <text:p text:style-name="P5">3-<text:span text:style-name="T4">F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1:10:51</meta:creation-date>
    <dc:language>pt-BR</dc:language>
    <dc:date>2019-03-29T15:05:21.720000000</dc:date>
    <meta:editing-cycles>2</meta:editing-cycles>
    <meta:editing-duration>PT9M20S</meta:editing-duration>
    <meta:generator>LibreOffice/6.2.2.2$Windows_X86_64 LibreOffice_project/2b840030fec2aae0fd2658d8d4f9548af4e3518d</meta:generator>
    <meta:document-statistic meta:table-count="0" meta:image-count="0" meta:object-count="0" meta:page-count="1" meta:paragraph-count="13" meta:word-count="295" meta:character-count="1913" meta:non-whitespace-character-count="1630"/>
  </office:meta>
</office:document-meta>
</file>